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1.622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9" style:family="graphic" style:parent-style-name="standard">
      <style:graphic-properties fo:min-height="1.423cm"/>
      <style:paragraph-properties style:writing-mode="lr-tb"/>
    </style:style>
    <style:style style:name="gr10" style:family="graphic" style:parent-style-name="standard">
      <style:graphic-properties fo:min-height="1.3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2.8cm" svg:x="8.7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2.8cm" svg:x="12.4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2.8cm" svg:x="5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6" draw:id="id16" draw:layer="layout" draw:type="line" svg:x1="9.139cm" svg:y1="4.79cm" svg:x2="6.9cm" svg:y2="7.3cm" draw:start-shape="id1" draw:start-glue-point="7" draw:end-shape="id2" draw:end-glue-point="4" svg:d="M9139 4790l-2239 2510" svg:viewBox="0 0 2240 2511">
          <text:p/>
        </draw:connector>
        <draw:connector draw:style-name="gr2" draw:text-style-name="P2" xml:id="id20" draw:id="id20" draw:layer="layout" draw:type="line" svg:x1="11.261cm" svg:y1="4.79cm" svg:x2="13.9cm" svg:y2="7.1cm" draw:start-shape="id1" draw:start-glue-point="9" draw:end-shape="id3" draw:end-glue-point="4" svg:d="M11261 4790l2639 2310" svg:viewBox="0 0 2640 2311">
          <text:p/>
        </draw:connector>
        <draw:custom-shape draw:style-name="gr1" draw:text-style-name="P1" xml:id="id5" draw:id="id5" draw:layer="layout" svg:width="3cm" svg:height="2.8cm" svg:x="7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2.8cm" svg:x="1.488cm" svg:y="1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2.8cm" svg:x="11.6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2.8cm" svg:x="16.8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xml:id="id14" draw:id="id14" draw:layer="layout" draw:type="line" svg:x1="5.839cm" svg:y1="9.69cm" svg:x2="2.988cm" svg:y2="11.766cm" draw:start-shape="id2" draw:start-glue-point="7" draw:end-shape="id4" draw:end-glue-point="4" svg:d="M5839 9690l-2851 2076" svg:viewBox="0 0 2852 2077">
          <text:p/>
        </draw:connector>
        <draw:connector draw:style-name="gr2" draw:text-style-name="P2" xml:id="id10" draw:id="id10" draw:layer="layout" draw:type="line" svg:x1="7.961cm" svg:y1="9.69cm" svg:x2="8.9cm" svg:y2="11.8cm" draw:start-shape="id2" draw:start-glue-point="9" draw:end-shape="id5" draw:end-glue-point="4" svg:d="M7961 9690l939 2110" svg:viewBox="0 0 940 2111">
          <text:p/>
        </draw:connector>
        <draw:connector draw:style-name="gr2" draw:text-style-name="P2" xml:id="id12" draw:id="id12" draw:layer="layout" draw:type="line" svg:x1="13.9cm" svg:y1="9.9cm" svg:x2="13.1cm" svg:y2="12cm" draw:start-shape="id3" draw:start-glue-point="8" draw:end-shape="id6" draw:end-glue-point="4" svg:d="M13900 9900l-800 2100" svg:viewBox="0 0 801 2101">
          <text:p/>
        </draw:connector>
        <draw:connector draw:style-name="gr2" draw:text-style-name="P2" xml:id="id8" draw:id="id8" draw:layer="layout" draw:type="line" svg:x1="14.961cm" svg:y1="9.49cm" svg:x2="18.3cm" svg:y2="11.9cm" draw:start-shape="id3" draw:start-glue-point="9" draw:end-shape="id7" draw:end-glue-point="4" svg:d="M14961 9490l3339 2410" svg:viewBox="0 0 3340 2411">
          <text:p/>
        </draw:connector>
        <draw:frame draw:style-name="gr3" draw:text-style-name="P3" draw:layer="layout" svg:width="2.105cm" svg:height="1.362cm" svg:x="9.1cm" svg:y="3.1cm">
          <draw:text-box>
            <text:p>20</text:p>
          </draw:text-box>
        </draw:frame>
        <draw:frame draw:style-name="gr4" draw:text-style-name="P3" draw:layer="layout" svg:width="1.9cm" svg:height="1.7cm" svg:x="6cm" svg:y="8cm">
          <draw:text-box>
            <text:p>10</text:p>
          </draw:text-box>
        </draw:frame>
        <draw:frame draw:style-name="gr5" draw:text-style-name="P3" draw:layer="layout" svg:width="1.8cm" svg:height="1.8cm" svg:x="13.2cm" svg:y="7.6cm">
          <draw:text-box>
            <text:p>5</text:p>
          </draw:text-box>
        </draw:frame>
        <draw:frame draw:style-name="gr5" draw:text-style-name="P3" draw:layer="layout" svg:width="1.8cm" svg:height="1.8cm" svg:x="2.1cm" svg:y="12.5cm">
          <draw:text-box>
            <text:p>4</text:p>
          </draw:text-box>
        </draw:frame>
        <draw:frame draw:style-name="gr6" draw:text-style-name="P3" draw:layer="layout" svg:width="2.4cm" svg:height="1.3cm" svg:x="7.8cm" svg:y="12.5cm">
          <draw:text-box>
            <text:p>3</text:p>
          </draw:text-box>
        </draw:frame>
        <draw:frame draw:style-name="gr7" draw:text-style-name="P3" draw:layer="layout" svg:width="1.7cm" svg:height="1.5cm" svg:x="12.1cm" svg:y="12.8cm">
          <draw:text-box>
            <text:p>2</text:p>
          </draw:text-box>
        </draw:frame>
        <draw:frame draw:style-name="gr8" draw:text-style-name="P3" draw:layer="layout" svg:width="2.3cm" svg:height="1.2cm" svg:x="17.4cm" svg:y="12.9cm">
          <draw:text-box>
            <text:p>1</text:p>
          </draw:text-box>
        </draw:frame>
        <draw:frame draw:style-name="standard" xml:id="id19" draw:id="id19" draw:layer="layout" svg:width="6.475cm" svg:height="1.6cm" svg:x="12.4cm" svg:y="1.6cm">
          <draw:text-box>
            <text:p>root = new Node(20);</text:p>
          </draw:text-box>
        </draw:frame>
        <draw:frame draw:style-name="gr9" xml:id="id17" draw:id="id17" draw:layer="layout" svg:width="10.4cm" svg:height="1.673cm" svg:x="-3.2cm" svg:y="4.6cm">
          <draw:text-box>
            <text:p>root.leftSubTree = new Node(10);</text:p>
          </draw:text-box>
        </draw:frame>
        <draw:frame draw:style-name="gr10" xml:id="id18" draw:id="id18" draw:layer="layout" svg:width="10.4cm" svg:height="1.6cm" svg:x="12.935cm" svg:y="4.424cm">
          <draw:text-box>
            <text:p>root.rightSubTree = new Node(5);</text:p>
          </draw:text-box>
        </draw:frame>
        <draw:frame draw:style-name="gr9" xml:id="id15" draw:id="id15" draw:layer="layout" svg:width="14.1cm" svg:height="1.673cm" svg:x="-8.8cm" svg:y="14.9cm">
          <draw:text-box>
            <text:p>root.leftSubTree.leftSubTree = new Node(4);</text:p>
          </draw:text-box>
        </draw:frame>
        <draw:frame draw:style-name="gr9" xml:id="id11" draw:id="id11" draw:layer="layout" svg:width="13.6cm" svg:height="1.673cm" svg:x="1.5cm" svg:y="17.127cm">
          <draw:text-box>
            <text:p>root.leftSubTree.rightSubTree = new Node(3);</text:p>
          </draw:text-box>
        </draw:frame>
        <draw:frame draw:style-name="gr9" xml:id="id13" draw:id="id13" draw:layer="layout" svg:width="14.2cm" svg:height="1.673cm" svg:x="9.3cm" svg:y="19.6cm">
          <draw:text-box>
            <text:p>root.rightSubTree.leftSubTree = new Node(2);</text:p>
          </draw:text-box>
        </draw:frame>
        <draw:frame draw:style-name="gr9" xml:id="id9" draw:id="id9" draw:layer="layout" svg:width="14.2cm" svg:height="1.673cm" svg:x="14.2cm" svg:y="15.056cm">
          <draw:text-box>
            <text:p>root.rightSubTree.rightSubTree = new Node(1);</text:p>
          </draw:text-box>
        </draw:frame>
        <draw:connector draw:style-name="gr2" draw:text-style-name="P2" draw:layer="layout" svg:x1="16.63cm" svg:y1="10.695cm" svg:x2="28.4cm" svg:y2="15.892cm" draw:start-shape="id8" draw:start-glue-point="0" draw:end-shape="id9" draw:end-glue-point="1" svg:d="M16630 10695h12271v5197h-501" svg:viewBox="0 0 12272 5198">
          <text:p/>
        </draw:connector>
        <draw:connector draw:style-name="gr2" draw:text-style-name="P2" draw:layer="layout" svg:x1="8.43cm" svg:y1="10.745cm" svg:x2="1.5cm" svg:y2="17.963cm" draw:start-shape="id10" draw:start-glue-point="0" draw:end-shape="id11" draw:end-glue-point="3" svg:d="M8430 10745h-7431v7218h501" svg:viewBox="0 0 7432 7219">
          <text:p/>
        </draw:connector>
        <draw:connector draw:style-name="gr2" draw:text-style-name="P2" draw:layer="layout" svg:x1="13.5cm" svg:y1="10.95cm" svg:x2="9.3cm" svg:y2="20.436cm" draw:start-shape="id12" draw:start-glue-point="0" draw:end-shape="id13" draw:end-glue-point="3" svg:d="M13500 10950h-4701v9486h501" svg:viewBox="0 0 4702 9487">
          <text:p/>
        </draw:connector>
        <draw:connector draw:style-name="gr2" draw:text-style-name="P2" draw:layer="layout" svg:x1="4.413cm" svg:y1="10.728cm" svg:x2="-1.75cm" svg:y2="14.9cm" draw:start-shape="id14" draw:start-glue-point="0" draw:end-shape="id15" svg:d="M4413 10728v2605h-6163v1567" svg:viewBox="0 0 6164 4173">
          <text:p/>
        </draw:connector>
        <draw:connector draw:style-name="gr2" draw:text-style-name="P2" draw:layer="layout" draw:type="line" svg:x1="8.019cm" svg:y1="6.045cm" svg:x2="7.2cm" svg:y2="5.436cm" draw:start-shape="id16" draw:start-glue-point="0" draw:end-shape="id17" draw:end-glue-point="1" svg:d="M8019 6045l-819-609" svg:viewBox="0 0 820 610">
          <text:p/>
        </draw:connector>
        <draw:connector draw:style-name="gr2" draw:text-style-name="P2" xml:id="id21" draw:id="id21" draw:layer="layout" draw:type="line" svg:x1="12.935cm" svg:y1="5.224cm" svg:x2="12.935cm" svg:y2="5.224cm" draw:start-shape="id18" draw:end-shape="id18" draw:end-glue-point="3" svg:d="M12935 5224z" svg:viewBox="0 0 1 1">
          <text:p/>
        </draw:connector>
        <draw:connector draw:style-name="gr2" draw:text-style-name="P2" draw:layer="layout" draw:type="line" svg:x1="11.261cm" svg:y1="2.81cm" svg:x2="12.4cm" svg:y2="2.4cm" draw:start-shape="id1" draw:start-glue-point="11" draw:end-shape="id19" draw:end-glue-point="3" svg:d="M11261 2810l1139-410" svg:viewBox="0 0 1140 411">
          <text:p/>
        </draw:connector>
        <draw:connector draw:style-name="gr2" draw:text-style-name="P2" draw:layer="layout" draw:type="line" svg:x1="12.58cm" svg:y1="5.945cm" svg:x2="12.935cm" svg:y2="5.224cm" draw:start-shape="id20" draw:start-glue-point="0" draw:end-shape="id21" draw:end-glue-point="0" svg:d="M12580 5945l355-721" svg:viewBox="0 0 356 72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21:37:58.648126996</meta:creation-date>
    <dc:date>2021-01-15T21:50:57.265467291</dc:date>
    <meta:editing-duration>PT1M56S</meta:editing-duration>
    <meta:editing-cycles>1</meta:editing-cycles>
    <meta:document-statistic meta:object-count="35"/>
    <meta:generator>LibreOffice/6.4.6.2$Linux_X86_64 LibreOffice_project/40$Build-2</meta:generator>
  </office:meta>
</office:document-meta>
</file>